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99461889" calcext:value-type="float">
            <text:p>0.099461889</text:p>
          </table:table-cell>
          <table:table-cell office:value-type="float" office:value="0.8678684418" calcext:value-type="float">
            <text:p>0.8678684418</text:p>
          </table:table-cell>
          <table:table-cell office:value-type="float" office:value="8.4663864016" calcext:value-type="float">
            <text:p>8.4663864016</text:p>
          </table:table-cell>
          <table:table-cell office:value-type="float" office:value="81.0652581548" calcext:value-type="float">
            <text:p>81.0652581548</text:p>
          </table:table-cell>
          <table:table-cell office:value-type="float" office:value="577.3835241872" calcext:value-type="float">
            <text:p>577.383524187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3042868" calcext:value-type="float">
            <text:p>0.0003042868</text:p>
          </table:table-cell>
          <table:table-cell office:value-type="float" office:value="0.0002868628" calcext:value-type="float">
            <text:p>0.0002868628</text:p>
          </table:table-cell>
          <table:table-cell office:value-type="float" office:value="0.0002557192" calcext:value-type="float">
            <text:p>0.0002557192</text:p>
          </table:table-cell>
          <table:table-cell office:value-type="float" office:value="0.000370418" calcext:value-type="float">
            <text:p>0.000370418</text:p>
          </table:table-cell>
          <table:table-cell office:value-type="float" office:value="0.0033741702" calcext:value-type="float">
            <text:p>0.00337417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076319284" calcext:value-type="float">
            <text:p>0.1076319284</text:p>
          </table:table-cell>
          <table:table-cell office:value-type="float" office:value="0.23526376" calcext:value-type="float">
            <text:p>0.23526376</text:p>
          </table:table-cell>
          <table:table-cell office:value-type="float" office:value="2.2599717314" calcext:value-type="float">
            <text:p>2.2599717314</text:p>
          </table:table-cell>
          <table:table-cell office:value-type="float" office:value="23.9489553384" calcext:value-type="float">
            <text:p>23.9489553384</text:p>
          </table:table-cell>
          <table:table-cell office:value-type="float" office:value="152.0249652592" calcext:value-type="float">
            <text:p>152.02496525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17265956" calcext:value-type="float">
            <text:p>0.0017265956</text:p>
          </table:table-cell>
          <table:table-cell office:value-type="float" office:value="0.003540952" calcext:value-type="float">
            <text:p>0.003540952</text:p>
          </table:table-cell>
          <table:table-cell office:value-type="float" office:value="0.0061184866" calcext:value-type="float">
            <text:p>0.0061184866</text:p>
          </table:table-cell>
          <table:table-cell office:value-type="float" office:value="0.0368214394" calcext:value-type="float">
            <text:p>0.0368214394</text:p>
          </table:table-cell>
          <table:table-cell office:value-type="float" office:value="0.5334170784" calcext:value-type="float">
            <text:p>0.533417078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14245208" calcext:value-type="float">
            <text:p>0.0014245208</text:p>
          </table:table-cell>
          <table:table-cell office:value-type="float" office:value="0.0016779302" calcext:value-type="float">
            <text:p>0.0016779302</text:p>
          </table:table-cell>
          <table:table-cell office:value-type="float" office:value="0.002972419" calcext:value-type="float">
            <text:p>0.002972419</text:p>
          </table:table-cell>
          <table:table-cell office:value-type="float" office:value="0.0021712152" calcext:value-type="float">
            <text:p>0.0021712152</text:p>
          </table:table-cell>
          <table:table-cell office:value-type="float" office:value="0.0038935642" calcext:value-type="float">
            <text:p>0.0038935642</text:p>
          </table:table-cell>
        </table:table-row>
        <table:table-row table:style-name="ro1">
          <table:table-cell office:value-type="string" calcext:value-type="string">
            <text:p>'BF-Trie8' </text:p>
          </table:table-cell>
          <table:table-cell office:value-type="float" office:value="0.0004192582" calcext:value-type="float">
            <text:p>0.0004192582</text:p>
          </table:table-cell>
          <table:table-cell office:value-type="float" office:value="0.0003584956" calcext:value-type="float">
            <text:p>0.0003584956</text:p>
          </table:table-cell>
          <table:table-cell table:style-name="ce1" office:value-type="float" office:value="0.0003712334" calcext:value-type="float">
            <text:p>0.0003712334</text:p>
          </table:table-cell>
          <table:table-cell table:style-name="ce1" office:value-type="float" office:value="0.0004162336" calcext:value-type="float">
            <text:p>0.0004162336</text:p>
          </table:table-cell>
          <table:table-cell office:value-type="float" office:value="0.0023997644" calcext:value-type="float">
            <text:p>0.0023997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23:26.128401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25:09.503027843</dc:date>
    <meta:editing-duration>PT1H26M42S</meta:editing-duration>
    <meta:editing-cycles>13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374cm" svg:y="0.333cm" svg:width="12.489cm" svg:height="9.331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69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99461889">
                <text:p>0.099461889</text:p>
                <draw:g>
                  <svg:desc>complete.B2:complete.F2</svg:desc>
                </draw:g>
              </table:table-cell>
              <table:table-cell office:value-type="float" office:value="0.8678684418">
                <text:p>0.8678684418</text:p>
              </table:table-cell>
              <table:table-cell office:value-type="float" office:value="8.4663864016">
                <text:p>8.4663864016</text:p>
              </table:table-cell>
              <table:table-cell office:value-type="float" office:value="81.0652581548">
                <text:p>81.0652581548</text:p>
              </table:table-cell>
              <table:table-cell office:value-type="float" office:value="577.3835241872">
                <text:p>577.3835241872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003042868">
                <text:p>0.0003042868</text:p>
                <draw:g>
                  <svg:desc>complete.B3:complete.F3</svg:desc>
                </draw:g>
              </table:table-cell>
              <table:table-cell office:value-type="float" office:value="0.0002868628">
                <text:p>0.0002868628</text:p>
              </table:table-cell>
              <table:table-cell office:value-type="float" office:value="0.0002557192">
                <text:p>0.0002557192</text:p>
              </table:table-cell>
              <table:table-cell office:value-type="float" office:value="0.000370418">
                <text:p>0.000370418</text:p>
              </table:table-cell>
              <table:table-cell office:value-type="float" office:value="0.0033741702">
                <text:p>0.0033741702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076319284">
                <text:p>0.1076319284</text:p>
                <draw:g>
                  <svg:desc>complete.B4:complete.F4</svg:desc>
                </draw:g>
              </table:table-cell>
              <table:table-cell office:value-type="float" office:value="0.23526376">
                <text:p>0.23526376</text:p>
              </table:table-cell>
              <table:table-cell office:value-type="float" office:value="2.2599717314">
                <text:p>2.2599717314</text:p>
              </table:table-cell>
              <table:table-cell office:value-type="float" office:value="23.9489553384">
                <text:p>23.9489553384</text:p>
              </table:table-cell>
              <table:table-cell office:value-type="float" office:value="152.0249652592">
                <text:p>152.0249652592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17265956">
                <text:p>0.0017265956</text:p>
                <draw:g>
                  <svg:desc>complete.B5:complete.F5</svg:desc>
                </draw:g>
              </table:table-cell>
              <table:table-cell office:value-type="float" office:value="0.003540952">
                <text:p>0.003540952</text:p>
              </table:table-cell>
              <table:table-cell office:value-type="float" office:value="0.0061184866">
                <text:p>0.0061184866</text:p>
              </table:table-cell>
              <table:table-cell office:value-type="float" office:value="0.0368214394">
                <text:p>0.0368214394</text:p>
              </table:table-cell>
              <table:table-cell office:value-type="float" office:value="0.5334170784">
                <text:p>0.5334170784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014245208">
                <text:p>0.0014245208</text:p>
                <draw:g>
                  <svg:desc>complete.B6:complete.F6</svg:desc>
                </draw:g>
              </table:table-cell>
              <table:table-cell office:value-type="float" office:value="0.0016779302">
                <text:p>0.0016779302</text:p>
              </table:table-cell>
              <table:table-cell office:value-type="float" office:value="0.002972419">
                <text:p>0.002972419</text:p>
              </table:table-cell>
              <table:table-cell office:value-type="float" office:value="0.0021712152">
                <text:p>0.0021712152</text:p>
              </table:table-cell>
              <table:table-cell office:value-type="float" office:value="0.0038935642">
                <text:p>0.0038935642</text:p>
              </table:table-cell>
            </table:table-row>
            <table:table-row>
              <table:table-cell office:value-type="string">
                <text:p>'BF-Trie8' </text:p>
                <draw:g>
                  <svg:desc>complete.A7:complete.A7</svg:desc>
                </draw:g>
              </table:table-cell>
              <table:table-cell office:value-type="float" office:value="0.0004192582">
                <text:p>0.0004192582</text:p>
                <draw:g>
                  <svg:desc>complete.B7:complete.F7</svg:desc>
                </draw:g>
              </table:table-cell>
              <table:table-cell office:value-type="float" office:value="0.0003584956">
                <text:p>0.0003584956</text:p>
              </table:table-cell>
              <table:table-cell office:value-type="float" office:value="0.0003712334">
                <text:p>0.0003712334</text:p>
              </table:table-cell>
              <table:table-cell office:value-type="float" office:value="0.0004162336">
                <text:p>0.0004162336</text:p>
              </table:table-cell>
              <table:table-cell office:value-type="float" office:value="0.0023997644">
                <text:p>0.0023997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